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8"/>
          <table:table-cell office:value-type="string" calcext:value-type="string">
            <text:p>N-c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Kernel-siz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Kernel-amt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New-width</text:p>
          </table:table-cell>
          <table:table-cell office:value-type="string" calcext:value-type="string">
            <text:p>New-height</text:p>
          </table:table-cell>
          <table:table-cell office:value-type="string" calcext:value-type="string">
            <text:p>Layer-type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A3]-[.C3]+(2*[.D3]))/[.F3]+1" office:value-type="float" office:value="256" calcext:value-type="float">
            <text:p>256</text:p>
          </table:table-cell>
          <table:table-cell table:formula="of:=([.B3]-[.C3]+(2*[.D3]))/[.F3]+1" office:value-type="float" office:value="128" calcext:value-type="float">
            <text:p>12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3]" office:value-type="float" office:value="256" calcext:value-type="float">
            <text:p>256</text:p>
          </table:table-cell>
          <table:table-cell table:formula="of:=[.H3]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A4]-[.C4]+(2*[.D4]))/[.F4]+1" office:value-type="float" office:value="256" calcext:value-type="float">
            <text:p>256</text:p>
          </table:table-cell>
          <table:table-cell table:formula="of:=([.B4]-[.C4]+(2*[.D4]))/[.F4]+1" office:value-type="float" office:value="128" calcext:value-type="float">
            <text:p>12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4]" office:value-type="float" office:value="256" calcext:value-type="float">
            <text:p>256</text:p>
          </table:table-cell>
          <table:table-cell table:style-name="ce1" table:formula="of:=[.H4]" office:value-type="float" office:value="128" calcext:value-type="float">
            <text:p>12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5]-[.C5])/[.F5]+1" office:value-type="float" office:value="128" calcext:value-type="float">
            <text:p>128</text:p>
          </table:table-cell>
          <table:table-cell table:style-name="ce1" table:formula="of:=([.B5]-[.C5])/[.F5]+1" office:value-type="float" office:value="64" calcext:value-type="float">
            <text:p>64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5]" office:value-type="float" office:value="128" calcext:value-type="float">
            <text:p>128</text:p>
          </table:table-cell>
          <table:table-cell table:formula="of:=[.H5]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A6]-[.C6]+(2*[.D6]))/[.F6]+1" office:value-type="float" office:value="128" calcext:value-type="float">
            <text:p>128</text:p>
          </table:table-cell>
          <table:table-cell table:formula="of:=([.B6]-[.C6]+(2*[.D6]))/[.F6]+1" office:value-type="float" office:value="64" calcext:value-type="float">
            <text:p>6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6]" office:value-type="float" office:value="128" calcext:value-type="float">
            <text:p>128</text:p>
          </table:table-cell>
          <table:table-cell table:formula="of:=[.H6]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A7]-[.C7]+(2*[.D7]))/[.F7]+1" office:value-type="float" office:value="128" calcext:value-type="float">
            <text:p>128</text:p>
          </table:table-cell>
          <table:table-cell table:formula="of:=([.B7]-[.C7]+(2*[.D7]))/[.F7]+1" office:value-type="float" office:value="64" calcext:value-type="float">
            <text:p>6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7]" office:value-type="float" office:value="128" calcext:value-type="float">
            <text:p>128</text:p>
          </table:table-cell>
          <table:table-cell table:style-name="ce1" table:formula="of:=[.H7]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8]-[.C8])/[.F8]+1" office:value-type="float" office:value="64" calcext:value-type="float">
            <text:p>64</text:p>
          </table:table-cell>
          <table:table-cell table:style-name="ce1" table:formula="of:=([.B8]-[.C8])/[.F8]+1" office:value-type="float" office:value="32" calcext:value-type="float">
            <text:p>32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8]" office:value-type="float" office:value="64" calcext:value-type="float">
            <text:p>64</text:p>
          </table:table-cell>
          <table:table-cell table:formula="of:=[.H8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[.A9]-[.C9]+(2*[.D9]))/[.F9]+1" office:value-type="float" office:value="64" calcext:value-type="float">
            <text:p>64</text:p>
          </table:table-cell>
          <table:table-cell table:formula="of:=([.B9]-[.C9]+(2*[.D9]))/[.F9]+1" office:value-type="float" office:value="32" calcext:value-type="float">
            <text:p>32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9]" office:value-type="float" office:value="64" calcext:value-type="float">
            <text:p>64</text:p>
          </table:table-cell>
          <table:table-cell table:formula="of:=[.H9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[.A10]-[.C10]+(2*[.D10]))/[.F10]+1" office:value-type="float" office:value="64" calcext:value-type="float">
            <text:p>64</text:p>
          </table:table-cell>
          <table:table-cell table:formula="of:=([.B10]-[.C10]+(2*[.D10]))/[.F10]+1" office:value-type="float" office:value="32" calcext:value-type="float">
            <text:p>32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0]" office:value-type="float" office:value="64" calcext:value-type="float">
            <text:p>64</text:p>
          </table:table-cell>
          <table:table-cell table:formula="of:=[.H10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[.A11]-[.C11]+(2*[.D11]))/[.F11]+1" office:value-type="float" office:value="64" calcext:value-type="float">
            <text:p>64</text:p>
          </table:table-cell>
          <table:table-cell table:formula="of:=([.B11]-[.C11]+(2*[.D11]))/[.F11]+1" office:value-type="float" office:value="32" calcext:value-type="float">
            <text:p>32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11]" office:value-type="float" office:value="64" calcext:value-type="float">
            <text:p>64</text:p>
          </table:table-cell>
          <table:table-cell table:style-name="ce1" table:formula="of:=[.H11]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12]-[.C12])/[.F12]+1" office:value-type="float" office:value="32" calcext:value-type="float">
            <text:p>32</text:p>
          </table:table-cell>
          <table:table-cell table:style-name="ce1" table:formula="of:=([.B12]-[.C12])/[.F12]+1" office:value-type="float" office:value="16" calcext:value-type="float">
            <text:p>16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12]" office:value-type="float" office:value="32" calcext:value-type="float">
            <text:p>32</text:p>
          </table:table-cell>
          <table:table-cell table:formula="of:=[.H12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3]-[.C13]+(2*[.D13]))/[.F13]+1" office:value-type="float" office:value="32" calcext:value-type="float">
            <text:p>32</text:p>
          </table:table-cell>
          <table:table-cell table:formula="of:=([.B13]-[.C13]+(2*[.D13]))/[.F13]+1" office:value-type="float" office:value="16" calcext:value-type="float">
            <text:p>16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3]" office:value-type="float" office:value="32" calcext:value-type="float">
            <text:p>32</text:p>
          </table:table-cell>
          <table:table-cell table:formula="of:=[.H13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4]-[.C14]+(2*[.D14]))/[.F14]+1" office:value-type="float" office:value="32" calcext:value-type="float">
            <text:p>32</text:p>
          </table:table-cell>
          <table:table-cell table:formula="of:=([.B14]-[.C14]+(2*[.D14]))/[.F14]+1" office:value-type="float" office:value="16" calcext:value-type="float">
            <text:p>16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4]" office:value-type="float" office:value="32" calcext:value-type="float">
            <text:p>32</text:p>
          </table:table-cell>
          <table:table-cell table:formula="of:=[.H14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5]-[.C15]+(2*[.D15]))/[.F15]+1" office:value-type="float" office:value="32" calcext:value-type="float">
            <text:p>32</text:p>
          </table:table-cell>
          <table:table-cell table:formula="of:=([.B15]-[.C15]+(2*[.D15]))/[.F15]+1" office:value-type="float" office:value="16" calcext:value-type="float">
            <text:p>16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15]" office:value-type="float" office:value="32" calcext:value-type="float">
            <text:p>32</text:p>
          </table:table-cell>
          <table:table-cell table:style-name="ce1" table:formula="of:=[.H15]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16]-[.C16])/[.F16]+1" office:value-type="float" office:value="16" calcext:value-type="float">
            <text:p>16</text:p>
          </table:table-cell>
          <table:table-cell table:style-name="ce1" table:formula="of:=([.B16]-[.C16])/[.F16]+1" office:value-type="float" office:value="8" calcext:value-type="float">
            <text:p>8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16]" office:value-type="float" office:value="16" calcext:value-type="float">
            <text:p>16</text:p>
          </table:table-cell>
          <table:table-cell table:formula="of:=[.H16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7]-[.C17]+(2*[.D17]))/[.F17]+1" office:value-type="float" office:value="16" calcext:value-type="float">
            <text:p>16</text:p>
          </table:table-cell>
          <table:table-cell table:formula="of:=([.B17]-[.C17]+(2*[.D17]))/[.F17]+1"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7]" office:value-type="float" office:value="16" calcext:value-type="float">
            <text:p>16</text:p>
          </table:table-cell>
          <table:table-cell table:formula="of:=[.H17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8]-[.C18]+(2*[.D18]))/[.F18]+1" office:value-type="float" office:value="16" calcext:value-type="float">
            <text:p>16</text:p>
          </table:table-cell>
          <table:table-cell table:formula="of:=([.B18]-[.C18]+(2*[.D18]))/[.F18]+1"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8]" office:value-type="float" office:value="16" calcext:value-type="float">
            <text:p>16</text:p>
          </table:table-cell>
          <table:table-cell table:formula="of:=[.H1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9]-[.C19]+(2*[.D19]))/[.F19]+1" office:value-type="float" office:value="16" calcext:value-type="float">
            <text:p>16</text:p>
          </table:table-cell>
          <table:table-cell table:formula="of:=([.B19]-[.C19]+(2*[.D19]))/[.F19]+1"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19]" office:value-type="float" office:value="16" calcext:value-type="float">
            <text:p>16</text:p>
          </table:table-cell>
          <table:table-cell table:style-name="ce1" table:formula="of:=[.H19]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20]-[.C20])/[.F20]+1" office:value-type="float" office:value="8" calcext:value-type="float">
            <text:p>8</text:p>
          </table:table-cell>
          <table:table-cell table:style-name="ce1" table:formula="of:=([.B20]-[.C20])/[.F20]+1" office:value-type="float" office:value="4" calcext:value-type="float">
            <text:p>4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20]" office:value-type="float" office:value="8" calcext:value-type="float">
            <text:p>8</text:p>
          </table:table-cell>
          <table:table-cell table:formula="of:=[.H20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formula="of:=([.A21]-[.C21]+(2*[.D21]))/[.F21]+1" office:value-type="float" office:value="8" calcext:value-type="float">
            <text:p>8</text:p>
          </table:table-cell>
          <table:table-cell table:formula="of:=([.B21]-[.C21]+(2*[.D21]))/[.F21]+1" office:value-type="float" office:value="4" calcext:value-type="float">
            <text:p>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21]" office:value-type="float" office:value="8" calcext:value-type="float">
            <text:p>8</text:p>
          </table:table-cell>
          <table:table-cell table:formula="of:=[.H2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2]-[.C22]+(2*[.D22]))/[.F22]+1" office:value-type="float" office:value="8" calcext:value-type="float">
            <text:p>8</text:p>
          </table:table-cell>
          <table:table-cell table:formula="of:=([.B22]-[.C22]+(2*[.D22]))/[.F22]+1" office:value-type="float" office:value="4" calcext:value-type="float">
            <text:p>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22]" office:value-type="float" office:value="8" calcext:value-type="float">
            <text:p>8</text:p>
          </table:table-cell>
          <table:table-cell table:formula="of:=[.H22]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J1]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F23]*([.A23]-1)+[.L1]+[.C23]-(2*[.D23])" office:value-type="float" office:value="256" calcext:value-type="float">
            <text:p>256</text:p>
          </table:table-cell>
          <table:table-cell table:formula="of:=[.F23]*([.B23]-1)+[.L1]+[.C23]-(2*[.D23])" office:value-type="float" office:value="128" calcext:value-type="float">
            <text:p>128</text:p>
          </table:table-cell>
          <table:table-cell office:value-type="string" calcext:value-type="string">
            <text:p>convtrans2d</text:p>
          </table:table-cell>
          <table:table-cell table:number-columns-repeated="3"/>
        </table:table-row>
        <table:table-row table:style-name="ro1">
          <table:table-cell table:formula="of:=[.G23]" office:value-type="float" office:value="256" calcext:value-type="float">
            <text:p>256</text:p>
          </table:table-cell>
          <table:table-cell table:formula="of:=[.H2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24]*([.A24]-1)+[.L2]+[.C24]-(2*[.D24])" office:value-type="float" office:value="2056" calcext:value-type="float">
            <text:p>2056</text:p>
          </table:table-cell>
          <table:table-cell table:formula="of:=[.F24]*([.B24]-1)+[.L2]+[.C24]-(2*[.D24])" office:value-type="float" office:value="1032" calcext:value-type="float">
            <text:p>1032</text:p>
          </table:table-cell>
          <table:table-cell office:value-type="string" calcext:value-type="string">
            <text:p>convtrans2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28:59.45239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5:01:45.628319857</meta:creation-date>
    <dc:date>2018-06-08T20:08:11.627878332</dc:date>
    <meta:editing-duration>PT3H33M2S</meta:editing-duration>
    <meta:editing-cycles>7</meta:editing-cycles>
    <meta:generator>LibreOffice/5.1.6.2$Linux_X86_64 LibreOffice_project/10m0$Build-2</meta:generator>
    <meta:document-statistic meta:table-count="1" meta:cell-count="211" meta:object-count="0"/>
  </office:meta>
</office:document-meta>
</file>